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-color="#eeeeee" draw:textarea-horizontal-align="justify" draw:textarea-vertical-align="middle" draw:auto-grow-height="false" fo:min-height="2.75cm" fo:min-width="14.9cm" fo:padding-top="0.175cm" fo:padding-bottom="0.175cm" fo:padding-left="0.3cm" fo:padding-right="0.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2.879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2.88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2.882cm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86cm" fo:min-width="0.206cm"/>
    </style:style>
    <style:style style:name="gr6" style:family="graphic" style:parent-style-name="objectwithoutfill">
      <style:graphic-properties svg:stroke-width="0.1cm" svg:stroke-color="#000000" draw:marker-start="" draw:marker-start-width="0.5cm" draw:marker-end="Arrow_20_concave" draw:marker-end-width="0.6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1cm" svg:stroke-color="#000000" draw:marker-start-width="0.5cm" draw:marker-end-width="0.5cm" draw:fill-color="#eeeeee" draw:textarea-horizontal-align="justify" draw:textarea-vertical-align="middle" draw:auto-grow-height="false" fo:min-height="3.05cm" fo:min-width="14.9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472cm" fo:min-width="13.922cm"/>
    </style:style>
    <style:style style:name="gr11" style:family="graphic" style:parent-style-name="standard">
      <style:graphic-properties svg:stroke-width="0.1cm" svg:stroke-color="#000000" draw:marker-start-width="0.5cm" draw:marker-end-width="0.5cm" draw:fill-color="#eeeeee" draw:textarea-horizontal-align="justify" draw:textarea-vertical-align="middle" draw:auto-grow-height="false" fo:min-height="3.05cm" fo:min-width="9.3cm" fo:padding-top="0.175cm" fo:padding-bottom="0.175cm" fo:padding-left="0.3cm" fo:padding-right="0.3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472cm" fo:min-width="8.122cm"/>
    </style:style>
    <style:style style:name="gr13" style:family="graphic" style:parent-style-name="standard">
      <style:graphic-properties svg:stroke-width="0.1cm" svg:stroke-color="#000000" draw:marker-start-width="0.5cm" draw:marker-end-width="0.5cm" draw:fill-color="#eeeeee" draw:textarea-horizontal-align="justify" draw:textarea-vertical-align="middle" draw:auto-grow-height="false" fo:min-height="2.25cm" fo:min-width="9.3cm" fo:padding-top="0.175cm" fo:padding-bottom="0.175cm" fo:padding-left="0.3cm" fo:padding-right="0.3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738cm" fo:min-width="0.56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455cm" fo:min-width="0.206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633cm" fo:min-width="2.601cm"/>
    </style:style>
    <style:style style:name="gr17" style:family="graphic" style:parent-style-name="objectwithoutfill">
      <style:graphic-properties draw:stroke="dash" draw:stroke-dash="Dashed_20__28_var_29_" svg:stroke-color="#000000" draw:marker-end="Arrow_20_concave" draw:marker-end-width="0.3cm" draw:fill="none" draw:textarea-vertical-align="middle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633cm" fo:min-width="4.396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  <style:text-properties fo:color="#000000" style:font-name="Cantarell" fo:font-size="10pt" fo:font-weight="normal" style:font-size-asian="18pt" style:font-size-complex="18pt"/>
    </style:style>
    <style:style style:name="P3" style:family="paragraph">
      <loext:graphic-properties draw:fill-color="#ffffff"/>
      <style:paragraph-properties fo:text-align="center"/>
      <style:text-properties fo:color="#000000" style:font-name="Cantarell" fo:font-size="10pt" fo:font-weight="normal" style:font-size-asian="18pt" style:font-size-complex="18pt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0pt" fo:font-weight="bold" style:font-size-asian="18pt" style:font-size-complex="18pt"/>
    </style:style>
    <style:style style:name="P7" style:family="paragraph"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8" style:family="paragraph">
      <loext:graphic-properties draw:fill-color="#ffffff"/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fo:font-size="14pt" fo:font-weight="bold" style:font-size-asian="18pt" style:font-weight-asian="bold" style:font-size-complex="18pt" style:font-weight-complex="bold"/>
    </style:style>
    <style:style style:name="T1" style:family="text">
      <style:text-properties fo:color="#000000" style:font-name="Cantarell" fo:font-weight="normal" style:font-size-asian="18pt" style:font-size-complex="18pt"/>
    </style:style>
    <style:style style:name="T2" style:family="text">
      <style:text-properties fo:font-size="10pt" fo:font-weight="bold" style:font-size-asian="18pt" style:font-size-complex="18pt"/>
    </style:style>
    <style:style style:name="T3" style:family="text">
      <style:text-properties fo:font-size="12pt" fo:font-weight="bold" style:font-size-asian="18pt" style:font-weight-asian="bold" style:font-size-complex="18pt" style:font-weight-complex="bold"/>
    </style:style>
    <style:style style:name="T4" style:family="text">
      <style:text-properties fo:font-size="1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5.5cm" svg:height="3.1cm" svg:x="1.1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79cm" svg:height="1.8cm" svg:x="1.6cm" svg:y="4.6cm">
          <text:p text:style-name="P2"><text:span text:style-name="T1">Spring Link</text:span></text:p>
          <text:p text:style-name="P2"><text:span text:style-name="T1">(19 paper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38cm" svg:height="1.8cm" svg:x="5.307cm" svg:y="4.6cm">
          <text:p text:style-name="P2"><text:span text:style-name="T1">ACM Digital Library</text:span></text:p>
          <text:p text:style-name="P2"><text:span text:style-name="T1">(17 paper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382cm" svg:height="1.8cm" svg:x="9.014cm" svg:y="4.6cm">
          <text:p text:style-name="P2"><text:span text:style-name="T1">IEEE Xplore </text:span></text:p>
          <text:p text:style-name="P2"><text:span text:style-name="T1">(13 paper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379cm" svg:height="1.8cm" svg:x="12.721cm" svg:y="4.6cm">
          <text:p text:style-name="P2"><text:span text:style-name="T1">Science Direct</text:span></text:p>
          <text:p text:style-name="P2"><text:span text:style-name="T1">(5 paper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" draw:id="id1" draw:layer="layout" svg:width="1cm" svg:height="0.9cm" svg:x="8.372cm" svg:y="1.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6" draw:text-style-name="P5" draw:layer="layout" draw:type="line" svg:x1="8.872cm" svg:y1="2.4cm" svg:x2="8.85cm" svg:y2="3.7cm" draw:start-shape="id1" draw:start-glue-point="8" draw:end-shape="id2" svg:d="M8872 2400l-22 1300" svg:viewBox="0 0 23 1301">
          <text:p/>
        </draw:connector>
        <draw:frame draw:style-name="gr7" draw:text-style-name="P6" draw:layer="layout" svg:width="4.016cm" svg:height="0.645cm" svg:x="6.894cm" svg:y="3.829cm">
          <draw:text-box>
            <text:p><text:span text:style-name="T2">Electronic databases</text:span></text:p>
          </draw:text-box>
        </draw:frame>
        <draw:custom-shape draw:style-name="gr8" draw:text-style-name="P1" xml:id="id3" draw:id="id3" draw:layer="layout" svg:width="15.5cm" svg:height="3.4cm" svg:x="1.1cm" svg:y="9.4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751cm" svg:height="0.645cm" svg:x="7.994cm" svg:y="9.529cm">
          <draw:text-box>
            <text:p><text:span text:style-name="T2">Stage 1</text:span></text:p>
          </draw:text-box>
        </draw:frame>
        <draw:custom-shape draw:style-name="gr10" draw:text-style-name="P8" draw:layer="layout" svg:width="14.5cm" svg:height="0.8cm" svg:x="1.6cm" svg:y="10.3cm">
          <text:p text:style-name="P7"><text:span text:style-name="T3">Electronic </text:span><text:span text:style-name="T3">search </text:span><text:span text:style-name="T3">databases to </text:span><text:span text:style-name="T3">retrieve </text:span><text:span text:style-name="T3">pap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xml:id="id7" draw:id="id7" draw:layer="layout" draw:type="line" svg:x1="8.85cm" svg:y1="6.8cm" svg:x2="8.85cm" svg:y2="9.4cm" draw:start-shape="id2" draw:start-glue-point="2" draw:end-shape="id3" draw:end-glue-point="0" svg:d="M8850 6800v2600" svg:viewBox="0 0 1 2601">
          <text:p/>
        </draw:connector>
        <draw:custom-shape draw:style-name="gr10" draw:text-style-name="P8" draw:layer="layout" svg:width="14.5cm" svg:height="0.8cm" svg:x="1.601cm" svg:y="11.401cm">
          <text:p text:style-name="P7"><text:span text:style-name="T3">Remove </text:span><text:span text:style-name="T3">duplicate </text:span><text:span text:style-name="T3">pap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4" draw:id="id4" draw:layer="layout" svg:width="9.9cm" svg:height="3.4cm" svg:x="18.8cm" svg:y="9.4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751cm" svg:height="0.645cm" svg:x="23.194cm" svg:y="9.529cm">
          <draw:text-box>
            <text:p><text:span text:style-name="T2">Stage 2</text:span></text:p>
          </draw:text-box>
        </draw:frame>
        <draw:custom-shape draw:style-name="gr12" draw:text-style-name="P8" draw:layer="layout" svg:width="8.7cm" svg:height="0.8cm" svg:x="19.4cm" svg:y="10.4cm">
          <text:p text:style-name="P7"><text:span text:style-name="T3">Apply inclusion and exclusion criter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xml:id="id9" draw:id="id9" draw:layer="layout" draw:type="line" svg:x1="16.6cm" svg:y1="11.1cm" svg:x2="18.8cm" svg:y2="11.1cm" draw:start-shape="id3" draw:start-glue-point="1" draw:end-shape="id4" svg:d="M16600 11100h2200" svg:viewBox="0 0 2201 1">
          <text:p/>
        </draw:connector>
        <draw:custom-shape draw:style-name="gr13" draw:text-style-name="P1" xml:id="id5" draw:id="id5" draw:layer="layout" svg:width="9.9cm" svg:height="2.6cm" svg:x="18.8cm" svg:y="15.3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751cm" svg:height="0.645cm" svg:x="23.194cm" svg:y="15.429cm">
          <draw:text-box>
            <text:p><text:span text:style-name="T2">Stage 3</text:span></text:p>
          </draw:text-box>
        </draw:frame>
        <draw:custom-shape draw:style-name="gr12" draw:text-style-name="P8" draw:layer="layout" svg:width="8.7cm" svg:height="0.8cm" svg:x="19.4cm" svg:y="16.3cm">
          <text:p text:style-name="P7"><text:span text:style-name="T3">Snowbal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xml:id="id10" draw:id="id10" draw:layer="layout" draw:type="line" svg:x1="23.75cm" svg:y1="12.8cm" svg:x2="23.75cm" svg:y2="15.3cm" draw:start-shape="id4" draw:end-shape="id5" draw:end-glue-point="0" svg:d="M23750 12800v2500" svg:viewBox="0 0 1 2501">
          <text:p/>
        </draw:connector>
        <draw:g xml:id="id6" draw:id="id6">
          <draw:custom-shape draw:style-name="gr14" draw:text-style-name="P9" draw:layer="layout" svg:width="1.5cm" svg:height="1.4cm" svg:x="14.1cm" svg:y="15.9cm">
            <text:p/>
  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  </draw:custom-shape>
          <draw:custom-shape draw:style-name="gr15" draw:text-style-name="P10" draw:layer="layout" svg:width="1cm" svg:height="0.999cm" svg:x="14.336cm" svg:y="16.101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connector draw:style-name="gr6" draw:text-style-name="P5" xml:id="id12" draw:id="id12" draw:layer="layout" draw:type="line" svg:x1="18.8cm" svg:y1="16.6cm" svg:x2="15.6cm" svg:y2="16.6cm" draw:start-shape="id5" draw:end-shape="id6" draw:end-glue-point="1" svg:d="M18800 16600h-3200" svg:viewBox="0 0 3201 1">
          <text:p/>
        </draw:connector>
        <draw:custom-shape draw:style-name="gr16" draw:text-style-name="P12" xml:id="id8" draw:id="id8" draw:layer="layout" svg:width="3.1cm" svg:height="1.672cm" svg:x="11cm" svg:y="7.32cm">
          <text:p text:style-name="P11"><text:span text:style-name="T4">54 paper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7" draw:text-style-name="P5" draw:layer="layout" draw:type="line" svg:x1="8.85cm" svg:y1="8.1cm" svg:x2="11cm" svg:y2="8.156cm" draw:start-shape="id7" draw:start-glue-point="0" draw:end-shape="id8" draw:end-glue-point="6" svg:d="M8850 8100l2150 56" svg:viewBox="0 0 2151 57">
          <text:p/>
        </draw:connector>
        <draw:custom-shape draw:style-name="gr16" draw:text-style-name="P12" draw:layer="layout" svg:width="3.1cm" svg:height="1.672cm" svg:x="16.145cm" svg:y="13.202cm">
          <text:p text:style-name="P11"><text:span text:style-name="T4">50 paper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7" draw:text-style-name="P5" draw:layer="layout" draw:type="line" svg:x1="17.7cm" svg:y1="11.1cm" svg:x2="17.695cm" svg:y2="13.002cm" draw:start-shape="id9" draw:start-glue-point="0" svg:d="M17700 11100l-5 1902" svg:viewBox="0 0 6 1903">
          <text:p/>
        </draw:connector>
        <draw:custom-shape draw:style-name="gr16" draw:text-style-name="P12" xml:id="id11" draw:id="id11" draw:layer="layout" svg:width="3.1cm" svg:height="1.672cm" svg:x="25.647cm" svg:y="13.221cm">
          <text:p text:style-name="P11"><text:span text:style-name="T4">18 paper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7" draw:text-style-name="P5" draw:layer="layout" draw:type="line" svg:x1="23.75cm" svg:y1="14.05cm" svg:x2="25.647cm" svg:y2="14.057cm" draw:start-shape="id10" draw:start-glue-point="0" draw:end-shape="id11" svg:d="M23750 14050l1897 7" svg:viewBox="0 0 1898 8">
          <text:p/>
        </draw:connector>
        <draw:custom-shape draw:style-name="gr18" draw:text-style-name="P12" xml:id="id13" draw:id="id13" draw:layer="layout" svg:width="4.895cm" svg:height="1.672cm" svg:x="14.792cm" svg:y="18.264cm">
          <text:p text:style-name="P11"><text:span text:style-name="T4">18 + 9 = 27 paper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7" draw:text-style-name="P5" draw:layer="layout" draw:type="line" svg:x1="17.2cm" svg:y1="16.6cm" svg:x2="17.24cm" svg:y2="18.264cm" draw:start-shape="id12" draw:start-glue-point="0" draw:end-shape="id13" draw:end-glue-point="5" svg:d="M17200 16600l40 1664" svg:viewBox="0 0 41 16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5T09:36:42.041953678</meta:creation-date>
    <dc:date>2018-05-25T10:39:41.386269284</dc:date>
    <meta:editing-duration>PT20M29S</meta:editing-duration>
    <meta:editing-cycles>4</meta:editing-cycles>
    <meta:generator>LibreOffice/6.0.4.2$Linux_X86_64 LibreOffice_project/00m0$Build-2</meta:generator>
    <meta:document-statistic meta:object-count="33"/>
  </office:meta>
</office:document-meta>
</file>